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1c3b" officeooo:paragraph-rsid="00131c3b"/>
    </style:style>
    <style:style style:name="P2" style:family="paragraph" style:parent-style-name="Standard">
      <style:text-properties officeooo:rsid="0014cbc1" officeooo:paragraph-rsid="0014cb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engsong Tan <text:s text:c="49"/>Mr </text:p>
      <text:p text:style-name="P1"/>
      <text:p text:style-name="P1">1.</text:p>
      <text:p text:style-name="P1"/>
      <text:p text:style-name="P2">revk :: [Int] -&gt; ([Int] -&gt; [Int]) -&gt; [Int]</text:p>
      <text:p text:style-name="P2">revk [] k <text:s/>= k []</text:p>
      <text:p text:style-name="P2">revk (x:xs) k = revk xs (\z -&gt; k (z++[x] ) )</text:p>
      <text:p text:style-name="P2"/>
      <text:p text:style-name="P2">Proof of statement: </text:p>
      <text:p text:style-name="P2">When the function call <text:s text:c="14"/>revk xs id <text:s text:c="16"/>is being interpreted in Haskell, in each call of the form <text:s text:c="11"/>revk xs’ k’ <text:s text:c="6"/>k’ can be seen as a function (++zs) where zs is a func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16:47:22.543296959</meta:creation-date>
    <dc:date>2017-11-23T17:59:47.022373201</dc:date>
    <meta:editing-duration>PT1H9M42S</meta:editing-duration>
    <meta:editing-cycles>2</meta:editing-cycles>
    <meta:generator>LibreOffice/5.3.7.2.0$Linux_X86_64 LibreOffice_project/30$Build-2</meta:generator>
    <meta:document-statistic meta:table-count="0" meta:image-count="0" meta:object-count="0" meta:page-count="1" meta:paragraph-count="7" meta:word-count="68" meta:character-count="400" meta:non-whitespace-character-count="240"/>
  </office:meta>
</office:document-meta>
</file>